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D3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A6" style:family="table-cell" style:data-style-name="N100">
      <style:table-cell-properties style:vertical-align="middle" fo:background-color="#ffff66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6">
            <text:p text:style-name="P3"/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6">
            <text:p text:style-name="P3"/>
          </table:table-cell>
          <table:table-cell table:style-name="Table1.D3" office:value-type="float" office:value="0">
            <text:p text:style-name="P1">Contextual interviews</text:p>
          </table:table-cell>
          <table:table-cell table:style-name="Table1.D3" office:value-type="float" office:value="0">
            <text:p text:style-name="P1">September 17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Interaction design</text:p>
          </table:table-cell>
          <table:table-cell table:style-name="Table1.D3" office:value-type="float" office:value="0">
            <text:p text:style-name="P1">September 30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Prototype</text:p>
          </table:table-cell>
          <table:table-cell table:style-name="Table1.D3" office:value-type="float" office:value="0">
            <text:p text:style-name="P1">October 1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8-24T08:27:41</dc:date>
    <dc:creator>Randy Souza</dc:creator>
    <meta:editing-duration>PT01H55M59S</meta:editing-duration>
    <meta:editing-cycles>19</meta:editing-cycles>
    <meta:generator>OpenOffice.org/3.2$Linux OpenOffice.org_project/320m12$Build-9483</meta:generator>
    <meta:document-statistic meta:table-count="1" meta:image-count="0" meta:object-count="0" meta:page-count="1" meta:paragraph-count="37" meta:word-count="58" meta:character-count="384"/>
  </office:meta>
</office:document-meta>
</file>